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41.66cm" fo:min-width="58.55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542cm" fo:min-width="6.94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95cm" fo:min-width="7.80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67cm" fo:min-width="6.94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2.834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6cm" fo:min-width="6.16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877cm" fo:min-width="7.437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195cm" fo:min-width="5.53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68cm" fo:min-width="8.09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56cm" fo:min-width="5.53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3.94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95cm" fo:min-width="5.21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877cm" fo:min-width="4.58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195cm" fo:min-width="5.8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877cm" fo:min-width="4.897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56cm" fo:min-width="4.263cm" style:writing-mode="lr-tb" loext:decorative="false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9.055cm" svg:height="41.91cm" svg:x="76.565cm" svg:y="87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2.54cm" svg:x="66.722cm" svg:y="101.012cm">
          <text:p text:style-name="P2">User Button inpu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9.207cm" svg:height="1.905cm" svg:x="66.405cm" svg:y="92.757cm">
          <text:p text:style-name="P2">Radio Broadcas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8.255cm" svg:height="2.857cm" svg:x="67.04cm" svg:y="110.22cm">
          <text:p text:style-name="P2">Sound wav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draw:layer="layout" svg:width="6.668cm" svg:height="5.08cm" svg:x="96.25cm" svg:y="100.06cm">
          <text:p text:style-name="P2">Transmit selec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layer="layout" svg:width="6.668cm" svg:height="5.08cm" svg:x="88.312cm" svg:y="100.06cm">
          <text:p text:style-name="P2">Receive selec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6.667cm" svg:height="3.81cm" svg:x="88.312cm" svg:y="91.805cm">
          <text:p text:style-name="P2">XCVR receives 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7.937cm" svg:height="4.127cm" svg:x="95.615cm" svg:y="107.997cm">
          <text:p text:style-name="P2">Sample mic voltage at 8kHz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033cm" svg:height="4.445cm" svg:x="104.822cm" svg:y="107.997cm">
          <text:p text:style-name="P2">Subtract DC bias off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255cm" svg:height="2.54cm" svg:x="67.04cm" svg:y="105.457cm">
          <text:p text:style-name="P2">Pow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6.667cm" svg:height="3.81cm" svg:x="79.105cm" svg:y="100.695cm">
          <text:p text:style-name="P2">Microcontroller takes 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8.255cm" svg:height="2.857cm" svg:x="138.477cm" svg:y="92.757cm">
          <text:p text:style-name="P2">Sound wave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draw:layer="layout" svg:width="9.524cm" svg:height="2.858cm" svg:x="137.842cm" svg:y="101.012cm">
          <text:p text:style-name="P2">Device i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draw:layer="layout" svg:width="9.524cm" svg:height="2.858cm" svg:x="137.526cm" svg:y="108.949cm">
          <text:p text:style-name="P2">Radio Broadcas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6.667cm" svg:height="3.81cm" svg:x="119.745cm" svg:y="108.315cm">
          <text:p text:style-name="P2">Assemble 12 byte packet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6.032cm" svg:height="3.81cm" svg:x="96.25cm" svg:y="91.805cm">
          <text:p text:style-name="P2">Get 8 bit compressed samp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6.667cm" svg:height="3.81cm" svg:x="117.205cm" svg:y="92.122cm">
          <text:p text:style-name="P2">Convert to analog audio signal (DA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.445cm" svg:height="3.81cm" svg:x="130.857cm" svg:y="92.122cm">
          <text:p text:style-name="P2">Play aud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5.715cm" svg:height="4.445cm" svg:x="127.682cm" svg:y="107.997cm">
          <text:p text:style-name="P2">TX packet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08cm" svg:height="4.127cm" svg:x="103.552cm" svg:y="91.805cm">
          <text:p text:style-name="P2">Un-encode samples (16bit)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35cm" svg:height="4.445cm" svg:x="112.125cm" svg:y="107.997cm">
          <text:p text:style-name="P2">Compress sample <text:s text:c="6"/>(16 to 8 bits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4" draw:layer="layout" svg:x1="74.977cm" svg:y1="102.282cm" svg:x2="79.105cm" svg:y2="102.6cm">
          <text:p/>
        </draw:line>
        <draw:line draw:style-name="gr16" draw:text-style-name="P4" draw:layer="layout" svg:x1="75.295cm" svg:y1="106.727cm" svg:x2="82.28cm" svg:y2="104.505cm">
          <text:p/>
        </draw:line>
        <draw:line draw:style-name="gr17" draw:text-style-name="P4" draw:layer="layout" svg:x1="75.295cm" svg:y1="111.49cm" svg:x2="95.615cm" svg:y2="109.902cm">
          <text:p/>
        </draw:line>
        <draw:line draw:style-name="gr18" draw:text-style-name="P4" draw:layer="layout" svg:x1="91.487cm" svg:y1="100.06cm" svg:x2="91.487cm" svg:y2="95.297cm">
          <text:p/>
        </draw:line>
        <draw:line draw:style-name="gr19" draw:text-style-name="P4" draw:layer="layout" svg:x1="94.662cm" svg:y1="102.6cm" svg:x2="96.567cm" svg:y2="102.6cm">
          <text:p/>
        </draw:line>
        <draw:line draw:style-name="gr20" draw:text-style-name="P4" draw:layer="layout" svg:x1="75.612cm" svg:y1="93.71cm" svg:x2="88.312cm" svg:y2="93.71cm">
          <text:p/>
        </draw:line>
        <draw:line draw:style-name="gr21" draw:text-style-name="P4" draw:layer="layout" svg:x1="103.552cm" svg:y1="110.22cm" svg:x2="104.822cm" svg:y2="110.22cm">
          <text:p/>
        </draw:line>
        <draw:line draw:style-name="gr22" draw:text-style-name="P4" draw:layer="layout" svg:x1="102.917cm" svg:y1="102.6cm" svg:x2="137.842cm" svg:y2="102.6cm">
          <text:p/>
        </draw:line>
        <draw:line draw:style-name="gr23" draw:text-style-name="P4" draw:layer="layout" svg:x1="99.425cm" svg:y1="105.14cm" svg:x2="99.425cm" svg:y2="107.997cm">
          <text:p/>
        </draw:line>
        <draw:line draw:style-name="gr24" draw:text-style-name="P4" draw:layer="layout" svg:x1="134.667cm" svg:y1="94.027cm" svg:x2="138.477cm" svg:y2="94.027cm">
          <text:p/>
        </draw:line>
        <draw:line draw:style-name="gr25" draw:text-style-name="P4" draw:layer="layout" svg:x1="133.397cm" svg:y1="110.22cm" svg:x2="137.525cm" svg:y2="110.22cm">
          <text:p/>
        </draw:line>
        <draw:frame draw:style-name="gr26" draw:text-style-name="P5" draw:layer="layout" svg:width="2.222cm" svg:height="1.587cm" svg:x="88.63cm" svg:y="96.885cm">
          <draw:text-box>
            <text:p>YES</text:p>
          </draw:text-box>
        </draw:frame>
        <draw:frame draw:style-name="gr26" draw:text-style-name="P5" draw:layer="layout" svg:width="2.222cm" svg:height="1.587cm" svg:x="97.52cm" svg:y="105.775cm">
          <draw:text-box>
            <text:p>YES</text:p>
          </draw:text-box>
        </draw:frame>
        <draw:frame draw:style-name="gr26" draw:text-style-name="P5" draw:layer="layout" svg:width="2.222cm" svg:height="1.673cm" svg:x="94.663cm" svg:y="101.012cm">
          <draw:text-box>
            <text:p>NO</text:p>
            <text:p/>
          </draw:text-box>
        </draw:frame>
        <draw:frame draw:style-name="gr26" draw:text-style-name="P5" draw:layer="layout" svg:width="2.222cm" svg:height="1.673cm" svg:x="103.235cm" svg:y="101.562cm">
          <draw:text-box>
            <text:p>NO</text:p>
            <text:p/>
          </draw:text-box>
        </draw:frame>
        <draw:custom-shape draw:style-name="gr27" draw:text-style-name="P3" draw:layer="layout" svg:width="5.397cm" svg:height="4.127cm" svg:x="110.22cm" svg:y="91.805cm">
          <text:p text:style-name="P2">Store samples in buffer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763cm" svg:height="3.81cm" svg:x="124.824cm" svg:y="92.122cm">
          <text:p text:style-name="P2">Output audio signal (8kHz)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6T17:57:59.674000000</meta:creation-date>
    <dc:date>2025-03-24T17:52:19.776000000</dc:date>
    <meta:editing-duration>PT1H53S</meta:editing-duration>
    <meta:editing-cycles>6</meta:editing-cycles>
    <meta:generator>LibreOffice/24.8.0.3$Windows_X86_64 LibreOffice_project/0bdf1299c94fe897b119f97f3c613e9dca6be583</meta:generator>
    <meta:document-statistic meta:object-count="38"/>
  </office:meta>
</office:document-meta>
</file>